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Liberation Sans Narrow" svg:font-family="Liberation Sans Narrow"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3" style:num-format="1" text:display-levels="3">
        <style:list-level-properties text:space-before="0.0833in" text:min-label-width="0.75in" text:list-level-position-and-space-mode="label-alignment">
          <style:list-level-label-alignment text:label-followed-by="listtab" fo:margin-left="0.8333in" fo:text-indent="-0.75in"/>
        </style:list-level-properties>
      </text:list-level-style-number>
      <text:list-level-style-number text:level="4" style:num-format="1" text:display-levels="4">
        <style:list-level-properties text:space-before="0.125in" text:min-label-width="1in" text:list-level-position-and-space-mode="label-alignment">
          <style:list-level-label-alignment text:label-followed-by="listtab" fo:margin-left="1.125in" fo:text-indent="-1in"/>
        </style:list-level-properties>
      </text:list-level-style-number>
      <text:list-level-style-number text:level="5" style:num-format="1" text:display-levels="5">
        <style:list-level-properties text:space-before="0.1666in" text:min-label-width="1in" text:list-level-position-and-space-mode="label-alignment">
          <style:list-level-label-alignment text:label-followed-by="listtab" fo:margin-left="1.1666in" fo:text-indent="-1in"/>
        </style:list-level-properties>
      </text:list-level-style-number>
      <text:list-level-style-number text:level="6" style:num-format="1" text:display-levels="6">
        <style:list-level-properties text:space-before="0.2083in" text:min-label-width="1.25in" text:list-level-position-and-space-mode="label-alignment">
          <style:list-level-label-alignment text:label-followed-by="listtab" fo:margin-left="1.4583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916in" text:min-label-width="1.75in" text:list-level-position-and-space-mode="label-alignment">
          <style:list-level-label-alignment text:label-followed-by="listtab" fo:margin-left="2.0416in" fo:text-indent="-1.75in"/>
        </style:list-level-properties>
      </text:list-level-style-number>
      <text:list-level-style-number text:level="9" style:num-format="1" text:display-levels="9">
        <style:list-level-properties text:space-before="0.3333in" text:min-label-width="2in" text:list-level-position-and-space-mode="label-alignment">
          <style:list-level-label-alignment text:label-followed-by="listtab" fo:margin-left="2.3333in" fo:text-indent="-2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1041in" text:min-label-width="0.25in" text:list-level-position-and-space-mode="label-alignment">
          <style:list-level-label-alignment text:label-followed-by="listtab" fo:margin-left="0.3541in" fo:text-indent="-0.25in"/>
        </style:list-level-properties>
        <style:text-properties style:font-name="Wingdings"/>
      </text:list-level-style-bullet>
      <text:list-level-style-bullet text:level="2" text:style-name="WW_CharLFO4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4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4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4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4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4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4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4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5">
      <text:list-level-style-bullet text:level="1" text:style-name="WW_CharLFO5LVL1" text:bullet-char="">
        <style:list-level-properties text:space-before="0.1041in" text:min-label-width="0.25in" text:list-level-position-and-space-mode="label-alignment">
          <style:list-level-label-alignment text:label-followed-by="listtab" fo:margin-left="0.3541in" fo:text-indent="-0.25in"/>
        </style:list-level-properties>
        <style:text-properties style:font-name="Wingdings"/>
      </text:list-level-style-bullet>
      <text:list-level-style-bullet text:level="2" text:style-name="WW_CharLFO5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5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5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5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5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5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5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5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ableColumn4" style:family="table-column">
      <style:table-column-properties style:column-width="6.7013in" style:use-optimal-column-width="false"/>
    </style:style>
    <style:style style:name="Table3" style:family="table">
      <style:table-properties style:width="6.7013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0381in" fo:padding-left="0.0381in" fo:padding-bottom="0.0381in" fo:padding-right="0.0381in"/>
    </style:style>
    <style:style style:name="P7" style:parent-style-name="TableContents" style:family="paragraph">
      <style:paragraph-properties fo:text-align="center"/>
      <style:text-properties fo:font-weight="bold" style:font-weight-asian="bold" style:font-weight-complex="bold" fo:font-size="28pt" style:font-size-asian="28pt" style:font-size-complex="28pt"/>
    </style:style>
    <style:style style:name="TableRow8" style:family="table-row">
      <style:table-row-properties style:use-optimal-row-height="false"/>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fo:text-align="center"/>
    </style:style>
    <style:style style:name="T11" style:parent-style-name="DefaultParagraphFont" style:family="text">
      <style:text-properties fo:font-weight="bold" style:font-weight-asian="bold" style:font-weight-complex="bold" fo:font-size="48pt" style:font-size-asian="48pt" style:font-size-complex="48pt"/>
    </style:style>
    <style:style style:name="T12" style:parent-style-name="DefaultParagraphFont" style:family="text">
      <style:text-properties fo:font-weight="bold" style:font-weight-asian="bold" style:font-weight-complex="bold" fo:font-size="48pt" style:font-size-asian="48pt" style:font-size-complex="48pt"/>
    </style:style>
    <style:style style:name="TableRow13" style:family="table-row">
      <style:table-row-properties style:use-optimal-row-height="false"/>
    </style:style>
    <style:style style:name="TableCell14" style:family="table-cell">
      <style:table-cell-properties fo:border="none" style:writing-mode="lr-tb" fo:padding-top="0.0381in" fo:padding-left="0.0381in" fo:padding-bottom="0.0381in" fo:padding-right="0.0381in"/>
    </style:style>
    <style:style style:name="P15" style:parent-style-name="Standard" style:family="paragraph">
      <style:paragraph-properties fo:text-align="center"/>
      <style:text-properties fo:font-weight="bold" style:font-weight-asian="bold" style:font-weight-complex="bold" fo:font-size="14pt" style:font-size-asian="14pt" style:font-size-complex="14pt"/>
    </style:style>
    <style:style style:name="P16" style:parent-style-name="Standard" style:family="paragraph">
      <style:paragraph-properties fo:text-align="center"/>
      <style:text-properties fo:font-weight="bold" style:font-weight-asian="bold" style:font-weight-complex="bold" fo:font-size="14pt" style:font-size-asian="14pt" style:font-size-complex="14pt"/>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style:style>
    <style:style style:name="P18" style:parent-style-name="Standard" style:family="paragraph">
      <style:paragraph-properties fo:text-align="center"/>
      <style:text-properties fo:font-weight="bold" style:font-weight-asian="bold" style:font-weight-complex="bold" fo:font-size="14pt" style:font-size-asian="14pt" style:font-size-complex="14pt"/>
    </style:style>
    <style:style style:name="P19" style:parent-style-name="Standard" style:family="paragraph">
      <style:paragraph-properties fo:text-align="center"/>
      <style:text-properties fo:font-weight="bold" style:font-weight-asian="bold" style:font-weight-complex="bold" fo:font-size="14pt" style:font-size-asian="14pt" style:font-size-complex="14pt"/>
    </style:style>
    <style:style style:name="P20" style:parent-style-name="Normal" style:family="paragraph">
      <style:paragraph-properties fo:break-before="page" fo:line-height="100%"/>
      <style:text-properties fo:hyphenate="true"/>
    </style:style>
    <style:style style:name="P21" style:parent-style-name="Standard" style:family="paragraph">
      <style:text-properties fo:font-weight="bold" style:font-weight-asian="bold" style:font-weight-complex="bold" fo:font-size="18pt" style:font-size-asian="18pt" style:font-size-complex="18pt"/>
    </style:style>
    <style:style style:name="P22" style:parent-style-name="Standard" style:family="paragraph">
      <style:text-properties fo:font-size="14pt" style:font-size-asian="14pt" style:font-size-complex="14pt"/>
    </style:style>
    <style:style style:name="P23" style:parent-style-name="TOC1" style:family="paragraph">
      <style:paragraph-properties>
        <style:tab-stops>
          <style:tab-stop style:type="left" style:position="0.2777in"/>
          <style:tab-stop style:type="right" style:leader-style="dotted" style:leader-text="." style:position="6.6944in"/>
        </style:tab-stops>
      </style:paragraph-properties>
    </style:style>
    <style:style style:name="T24"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5"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26"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7"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28"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9"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30"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1"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32"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3"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34"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5"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36"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7"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38"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9"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40"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41" style:parent-style-name="Heading1" style:list-style-name="Outline" style:family="paragraph">
      <style:paragraph-properties fo:break-before="page"/>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Normal" style:family="paragraph">
      <style:text-properties style:font-size-complex="10.5pt"/>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P56" style:parent-style-name="Normal" style:family="paragraph">
      <style:paragraph-properties fo:text-indent="0.5in"/>
    </style:style>
    <style:style style:name="P57" style:parent-style-name="ListParagraph" style:list-style-name="LFO3" style:family="paragraph"/>
    <style:style style:name="P58" style:parent-style-name="ListParagraph" style:list-style-name="LFO3" style:family="paragraph"/>
    <style:style style:name="P59" style:parent-style-name="ListParagraph" style:list-style-name="LFO3" style:family="paragraph"/>
    <style:style style:name="T60" style:parent-style-name="DefaultParagraphFont" style:family="text">
      <style:text-properties fo:font-weight="bold" style:font-weight-asian="bold" style:font-weight-complex="bold"/>
    </style:style>
    <style:style style:name="P61" style:parent-style-name="Style1" style:family="paragraph">
      <style:text-properties fo:font-size="4pt" style:font-size-asian="4pt" style:font-size-complex="4pt"/>
    </style:style>
    <style:style style:name="T62" style:parent-style-name="DefaultParagraphFont" style:family="text">
      <style:text-properties fo:color="#4472C4"/>
    </style:style>
    <style:style style:name="T63" style:parent-style-name="DefaultParagraphFont" style:family="text">
      <style:text-properties fo:font-weight="bold" style:font-weight-asian="bold" style:font-weight-complex="bold"/>
    </style:style>
    <style:style style:name="P64" style:parent-style-name="Style1" style:family="paragraph">
      <style:text-properties fo:font-size="4pt" style:font-size-asian="4pt" style:font-size-complex="4pt"/>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color="#4472C4"/>
    </style:style>
    <style:style style:name="P67" style:parent-style-name="Style1" style:family="paragraph">
      <style:text-properties fo:font-size="4pt" style:font-size-asian="4pt" style:font-size-complex="4pt"/>
    </style:style>
    <style:style style:name="T68" style:parent-style-name="DefaultParagraphFont" style:family="text">
      <style:text-properties fo:color="#4472C4"/>
    </style:style>
    <style:style style:name="T69" style:parent-style-name="DefaultParagraphFont" style:family="text">
      <style:text-properties fo:color="#4472C4"/>
    </style:style>
    <style:style style:name="P70" style:parent-style-name="Style1" style:family="paragraph">
      <style:text-properties fo:font-size="4pt" style:font-size-asian="4pt" style:font-size-complex="4pt"/>
    </style:style>
    <style:style style:name="T71" style:parent-style-name="DefaultParagraphFont" style:family="text">
      <style:text-properties fo:color="#4472C4"/>
    </style:style>
    <style:style style:name="P72" style:parent-style-name="Style1" style:family="paragraph">
      <style:text-properties fo:font-size="4pt" style:font-size-asian="4pt" style:font-size-complex="4pt"/>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color="#4472C4"/>
    </style:style>
    <style:style style:name="T75" style:parent-style-name="DefaultParagraphFont" style:family="text">
      <style:text-properties fo:color="#4472C4"/>
    </style:style>
    <style:style style:name="T76" style:parent-style-name="DefaultParagraphFont" style:family="text">
      <style:text-properties fo:color="#4472C4"/>
    </style:style>
    <style:style style:name="T77" style:parent-style-name="DefaultParagraphFont" style:family="text">
      <style:text-properties fo:color="#4472C4"/>
    </style:style>
    <style:style style:name="T78" style:parent-style-name="DefaultParagraphFont" style:family="text">
      <style:text-properties fo:color="#4472C4"/>
    </style:style>
    <style:style style:name="T79" style:parent-style-name="DefaultParagraphFont" style:family="text">
      <style:text-properties fo:color="#4472C4"/>
    </style:style>
    <style:style style:name="P80" style:parent-style-name="Style1" style:family="paragraph">
      <style:text-properties fo:font-size="4pt" style:font-size-asian="4pt" style:font-size-complex="4pt"/>
    </style:style>
    <style:style style:name="P81" style:parent-style-name="Style1" style:family="paragraph">
      <style:text-properties fo:font-size="4pt" style:font-size-asian="4pt" style:font-size-complex="4pt"/>
    </style:style>
    <style:style style:name="P82" style:parent-style-name="Style1" style:family="paragraph">
      <style:text-properties fo:font-size="4pt" style:font-size-asian="4pt" style:font-size-complex="4pt"/>
    </style:style>
    <style:style style:name="T83" style:parent-style-name="DefaultParagraphFont" style:family="text">
      <style:text-properties fo:color="#4472C4"/>
    </style:style>
    <style:style style:name="T84" style:parent-style-name="DefaultParagraphFont" style:family="text">
      <style:text-properties fo:color="#4472C4"/>
    </style:style>
    <style:style style:name="T85" style:parent-style-name="DefaultParagraphFont" style:family="text">
      <style:text-properties fo:color="#4472C4"/>
    </style:style>
    <style:style style:name="P86" style:parent-style-name="Style1" style:family="paragraph">
      <style:text-properties fo:font-size="4pt" style:font-size-asian="4pt" style:font-size-complex="4pt"/>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color="#FF0000"/>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color="#FF0000"/>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P103" style:parent-style-name="Style1" style:family="paragraph">
      <style:text-properties fo:font-size="4pt" style:font-size-asian="4pt" style:font-size-complex="4pt"/>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P106" style:parent-style-name="Normal" style:family="paragraph">
      <style:text-properties style:font-name="Liberation Mono" fo:font-size="8pt" style:font-size-asian="8pt" style:font-size-complex="8pt"/>
    </style:style>
    <style:style style:name="P107" style:parent-style-name="Style1" style:family="paragraph">
      <style:text-properties fo:font-size="4pt" style:font-size-asian="4pt" style:font-size-complex="4pt"/>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color="#4472C4"/>
    </style:style>
    <style:style style:name="P110" style:parent-style-name="Style1" style:family="paragraph">
      <style:text-properties fo:font-size="4pt" style:font-size-asian="4pt" style:font-size-complex="4pt"/>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color="#4472C4"/>
    </style:style>
    <style:style style:name="T113" style:parent-style-name="DefaultParagraphFont" style:family="text">
      <style:text-properties fo:color="#4472C4"/>
    </style:style>
    <style:style style:name="T114" style:parent-style-name="DefaultParagraphFont" style:family="text">
      <style:text-properties fo:color="#4472C4"/>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color="#4472C4"/>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color="#4472C4"/>
    </style:style>
    <style:style style:name="P119" style:parent-style-name="Style1" style:family="paragraph">
      <style:text-properties fo:font-size="4pt" style:font-size-asian="4pt" style:font-size-complex="4pt"/>
    </style:style>
    <style:style style:name="P120" style:parent-style-name="Style1" style:family="paragraph">
      <style:text-properties fo:font-size="4pt" style:font-size-asian="4pt" style:font-size-complex="4pt"/>
    </style:style>
    <style:style style:name="T121" style:parent-style-name="DefaultParagraphFont" style:family="text">
      <style:text-properties fo:color="#4472C4"/>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P124" style:parent-style-name="Style1" style:family="paragraph">
      <style:text-properties fo:font-size="4pt" style:font-size-asian="4pt" style:font-size-complex="4pt"/>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color="#4472C4"/>
    </style:style>
    <style:style style:name="T127" style:parent-style-name="DefaultParagraphFont" style:family="text">
      <style:text-properties fo:color="#000000"/>
    </style:style>
    <style:style style:name="T128" style:parent-style-name="DefaultParagraphFont" style:family="text">
      <style:text-properties fo:color="#4472C4"/>
    </style:style>
    <style:style style:name="T129" style:parent-style-name="DefaultParagraphFont" style:family="text">
      <style:text-properties fo:color="#000000"/>
    </style:style>
    <style:style style:name="T130" style:parent-style-name="DefaultParagraphFont" style:family="text">
      <style:text-properties fo:color="#4472C4"/>
    </style:style>
    <style:style style:name="T131" style:parent-style-name="DefaultParagraphFont" style:family="text">
      <style:text-properties fo:color="#4472C4"/>
    </style:style>
    <style:style style:name="P132" style:parent-style-name="Style1" style:family="paragraph">
      <style:text-properties fo:font-size="4pt" style:font-size-asian="4pt" style:font-size-complex="4pt"/>
    </style:style>
    <style:style style:name="T133" style:parent-style-name="DefaultParagraphFont" style:family="text">
      <style:text-properties fo:color="#4472C4"/>
    </style:style>
    <style:style style:name="T134" style:parent-style-name="DefaultParagraphFont" style:family="text">
      <style:text-properties fo:color="#0070C0"/>
    </style:style>
    <style:style style:name="T135" style:parent-style-name="DefaultParagraphFont" style:family="text">
      <style:text-properties fo:color="#0070C0"/>
    </style:style>
    <style:style style:name="T136" style:parent-style-name="DefaultParagraphFont" style:family="text">
      <style:text-properties fo:color="#0070C0"/>
    </style:style>
    <style:style style:name="P137" style:parent-style-name="Style1" style:family="paragraph">
      <style:text-properties fo:font-size="4pt" style:font-size-asian="4pt" style:font-size-complex="4pt"/>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color="#4472C4"/>
    </style:style>
    <style:style style:name="T140" style:parent-style-name="DefaultParagraphFont" style:family="text">
      <style:text-properties fo:color="#000000"/>
    </style:style>
    <style:style style:name="T141" style:parent-style-name="DefaultParagraphFont" style:family="text">
      <style:text-properties fo:color="#4472C4"/>
    </style:style>
    <style:style style:name="T142" style:parent-style-name="DefaultParagraphFont" style:family="text">
      <style:text-properties fo:color="#000000"/>
    </style:style>
    <style:style style:name="T143" style:parent-style-name="DefaultParagraphFont" style:family="text">
      <style:text-properties fo:color="#4472C4"/>
    </style:style>
    <style:style style:name="T144" style:parent-style-name="DefaultParagraphFont" style:family="text">
      <style:text-properties fo:color="#4472C4"/>
    </style:style>
    <style:style style:name="P145" style:parent-style-name="Style1" style:family="paragraph">
      <style:text-properties fo:font-size="4pt" style:font-size-asian="4pt" style:font-size-complex="4p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3">
        <table:table-columns>
          <table:table-column table:style-name="TableColumn4"/>
        </table:table-columns>
        <table:table-row table:style-name="TableRow5">
          <table:table-cell table:style-name="TableCell6">
            <text:p text:style-name="P7">SmartMet Server</text:p>
          </table:table-cell>
        </table:table-row>
        <table:table-row table:style-name="TableRow8">
          <table:table-cell table:style-name="TableCell9">
            <text:p text:style-name="P10"><text:span text:style-name="T11">filesys</text:span><text:span text:style-name="T12">2smartmet</text:span></text:p>
          </table:table-cell>
        </table:table-row>
        <table:table-row table:style-name="TableRow13">
          <table:table-cell table:style-name="TableCell14">
            <text:p text:style-name="P15"/>
            <text:p text:style-name="P16"/>
            <text:p text:style-name="P17">Finnish Meteorological Institute</text:p>
            <text:p text:style-name="P18"/>
            <text:p text:style-name="P19">2022-01-04</text:p>
          </table:table-cell>
        </table:table-row>
      </table:table>
      <text:p text:style-name="Standard"/>
      <text:p text:style-name="P20"/>
      <text:p text:style-name="Standard"/>
      <text:p text:style-name="P21">TABLE OF<text:s/>CONTENTS</text:p>
      <text:p text:style-name="P22"/>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3"><text:a xlink:href="#_Toc92183368" office:target-frame-name="_top" xlink:show="replace"><text:span text:style-name="Hyperlink">1</text:span><text:span text:style-name="T24"><text:tab/></text:span><text:span text:style-name="Hyperlink">FILESYS2SMARTMET</text:span><text:tab/>3</text:a></text:p>
          <text:p text:style-name="P25"><text:a xlink:href="#_Toc92183369" office:target-frame-name="_top" xlink:show="replace"><text:span text:style-name="Hyperlink">1.1</text:span><text:span text:style-name="T26"><text:tab/></text:span><text:span text:style-name="Hyperlink">Introduction</text:span><text:tab/>3</text:a></text:p>
          <text:p text:style-name="P27"><text:a xlink:href="#_Toc92183370" office:target-frame-name="_top" xlink:show="replace"><text:span text:style-name="Hyperlink">1.2</text:span><text:span text:style-name="T28"><text:tab/></text:span><text:span text:style-name="Hyperlink">Grid files</text:span><text:tab/>3</text:a></text:p>
          <text:p text:style-name="P29"><text:a xlink:href="#_Toc92183371" office:target-frame-name="_top" xlink:show="replace"><text:span text:style-name="Hyperlink">1.3</text:span><text:span text:style-name="T30"><text:tab/></text:span><text:span text:style-name="Hyperlink">Execution</text:span><text:tab/>3</text:a></text:p>
          <text:p text:style-name="P31"><text:a xlink:href="#_Toc92183372" office:target-frame-name="_top" xlink:show="replace"><text:span text:style-name="Hyperlink">1.4</text:span><text:span text:style-name="T32"><text:tab/></text:span><text:span text:style-name="Hyperlink">Configuration</text:span><text:tab/>4</text:a></text:p>
          <text:p text:style-name="P33"><text:a xlink:href="#_Toc92183373" office:target-frame-name="_top" xlink:show="replace"><text:span text:style-name="Hyperlink">1.4.1</text:span><text:span text:style-name="T34"><text:tab/></text:span><text:span text:style-name="Hyperlink">Grid-files library</text:span><text:tab/>4</text:a></text:p>
          <text:p text:style-name="P35"><text:a xlink:href="#_Toc92183374" office:target-frame-name="_top" xlink:show="replace"><text:span text:style-name="Hyperlink">1.4.2</text:span><text:span text:style-name="T36"><text:tab/></text:span><text:span text:style-name="Hyperlink">Content Source parameters</text:span><text:tab/>4</text:a></text:p>
          <text:p text:style-name="P37"><text:a xlink:href="#_Toc92183375" office:target-frame-name="_top" xlink:show="replace"><text:span text:style-name="Hyperlink">1.4.3</text:span><text:span text:style-name="T38"><text:tab/></text:span><text:span text:style-name="Hyperlink">Content Storage parameters</text:span><text:tab/>6</text:a></text:p>
          <text:p text:style-name="P39"><text:a xlink:href="#_Toc92183376" office:target-frame-name="_top" xlink:show="replace"><text:span text:style-name="Hyperlink">1.4.4</text:span><text:span text:style-name="T40"><text:tab/></text:span><text:span text:style-name="Hyperlink">Logs</text:span><text:tab/>6</text:a></text:p>
        </text:index-body>
      </text:table-of-content>
      <text:p text:style-name="Standard"/>
      <text:p text:style-name="Normal"><text:bookmark-start text:name="__RefHeading___Toc904_1450398113"/></text:p>
      <text:h text:style-name="P41" text:outline-level="1"><text:bookmark-start text:name="_Toc92183368"/><text:bookmark-end text:name="__RefHeading___Toc904_1450398113"/><text:soft-page-break/>FILESYS2SMARTMET<text:bookmark-end text:name="_Toc92183368"/></text:h>
      <text:h text:style-name="Heading2" text:outline-level="2"><text:bookmark-start text:name="__RefHeading___Toc11986_680085850"/><text:bookmark-start text:name="_Toc92183369"/>Introduction<text:bookmark-end text:name="__RefHeading___Toc11986_680085850"/><text:bookmark-end text:name="_Toc92183369"/></text:h>
      <text:p text:style-name="Normal">The Content Storage is a database that contains information about the available producers, generations, files and grids.<text:s/>The SmartMet Server<text:s/>uses<text:s/>this information<text:s/>in order to find correct data for the requests.</text:p>
      <text:p text:style-name="Normal"/>
      <text:p text:style-name="Normal">The "<text:span text:style-name="T42">filesys</text:span><text:span text:style-name="T43">2smartmet</text:span>" application<text:s/>can be used for<text:s/>updating<text:s/>the Content Storage<text:s/>according to grid files found from the file system.<text:s/>The basic idea is that the “filesys2smartmet” application scans the file system and seeks valid grid files (GRIB1,<text:s/>GRIB2,<text:s/>NetCDF,<text:s/>QueryData). When it finds a grid file, it reads it and registers its content into the Content Information Storage. It can also remove this information from the Content Information Storage when files are removed from the file system.</text:p>
      <text:h text:style-name="Heading2" text:outline-level="2"><text:bookmark-start text:name="_Toc92183370"/>Grid files<text:bookmark-end text:name="_Toc92183370"/></text:h>
      <text:p text:style-name="Normal">Registration of grid files requires that we can somehow detect the correct producer and the generation from the grid file. The easiest way to do this is to encode this information into the file name. That’s why the<text:s/>“filesys2smartmet”<text:s/>application assumes that all grid files have the name with the following format:</text:p>
      <text:p text:style-name="Normal"/>
      <text:p text:style-name="Normal"><text:tab/><text:span text:style-name="T44">PROD_YYYYMMDDTHHMMSS_XXXXX.grib</text:span></text:p>
      <text:p text:style-name="Normal"/>
      <text:p text:style-name="Normal">In practice, the name is divided into three parts with '_' character.</text:p>
      <text:p text:style-name="Normal"/>
      <text:p text:style-name="Normal">The first part is a producer identifier. This identifier should be found from the producer definition file that contain all necessary information needed in order to register the current producer into the Content Storage.</text:p>
      <text:p text:style-name="Normal"/>
      <text:p text:style-name="Normal">The second part is a generation (forecast set) identifier that defines the generation in which the current file belongs to. The recommend format is a generation time-stamp (for example, "20180912T090000"). It identifies the generation, but at the same time it is used as the originTime / analysisTime in the<text:s/>Content Storage.</text:p>
      <text:p text:style-name="P45"/>
      <text:p text:style-name="Normal">The last part can contain almost anything. However the file name should have a clear ending (like ".grib") so that it can be found with simple search patterns.</text:p>
      <text:p text:style-name="Normal"/>
      <text:p text:style-name="Normal">If a grid file name does not follow this naming structure and if it is not possible to change its name, then the "<text:span text:style-name="T46">filesys2smartmet</text:span>" program calls a LUA function that should generate the required name from the original file name. The point is that the grid file can be registered with its original name, but we need a structural name in order to find out the necessary producer and generation information. That's because we cannot relay that this information could be found from the actual grid file in such format that we could use it.</text:p>
      <text:p text:style-name="Normal"/>
      <text:p text:style-name="Normal">The name of the current LUA file and the name of the used LUA function is defined in the program's configuration file.</text:p>
      <text:h text:style-name="Heading2" text:outline-level="2"><text:bookmark-start text:name="_Toc92183371"/>Execution<text:bookmark-end text:name="_Toc92183371"/></text:h>
      <text:p text:style-name="Normal">The "<text:span text:style-name="T47">filesys</text:span><text:span text:style-name="T48">2smartmet</text:span>" application is usually executed in a loop, because it tries to keep the Content Storage up to data all the time. Each loop updates the Content Storage according the current available<text:s/>grid files in the file system. The point is that the information in<text:s/>the file system usually<text:s/>changes all the time and these<text:s/>changes<text:s/>need to<text:s/>be updated to the Content Storage as well.</text:p>
      <text:p text:style-name="Normal"/>
      <text:p text:style-name="Normal">The "<text:span text:style-name="T49">filesys</text:span><text:span text:style-name="T50">2smartmet</text:span>" application is<text:s/>started with two parameters. The first parameter is<text:s/>the<text:s/>name of the application’s main configuration file. The second parameter is the wait time between the update loops (expressed in seconds). If the wait time is zero then the loop is executed only once.</text:p>
      <text:p text:style-name="Normal"/>
      <text:p text:style-name="Normal"><text:tab/><text:span text:style-name="T51">fi</text:span><text:span text:style-name="T52">lesys</text:span><text:span text:style-name="T53">2smartmet</text:span><text:s/>&lt;configurationFile&gt; &lt;loopWaitTimeInSeconds&gt;</text:p>
      <text:p text:style-name="Normal"/>
      <text:h text:style-name="Heading2" text:outline-level="2"><text:bookmark-start text:name="_Toc92183372"/><text:soft-page-break/>Configuration<text:bookmark-end text:name="_Toc92183372"/></text:h>
      <text:p text:style-name="Normal">The main configuration file of the "<text:span text:style-name="T54">filesys</text:span><text:span text:style-name="T55">2smartmet</text:span>" application<text:s/>is a simple text file that uses JSON syntax.<text:s/>It can use the same “special features” that was used in the grid-engine’s main configuration file (see the “grid-engine.pdf” document).<text:s/>For example, it can import definitions (like passwords, connection parameters, etc.) from other files. It can also use values of environmental parameters.</text:p>
      <text:p text:style-name="Normal"/>
      <text:p text:style-name="Normal">The configuration file contains three<text:s/>main sections:<text:s/></text:p>
      <text:p text:style-name="P56"/>
      <text:list text:style-name="LFO3" text:continue-numbering="true">
        <text:list-item>
          <text:p text:style-name="P57">Initialization of the grid-files library</text:p>
        </text:list-item>
        <text:list-item>
          <text:p text:style-name="P58">Content Source parameters (=&gt;<text:s/>File system)<text:s/></text:p>
        </text:list-item>
        <text:list-item>
          <text:p text:style-name="P59">Content Storage parameters (=&gt; Redis)</text:p>
        </text:list-item>
      </text:list>
      <text:p text:style-name="Normal"/>
      <text:h text:style-name="Heading3" text:outline-level="3"><text:bookmark-start text:name="_Toc92183373"/>Grid-files library<text:bookmark-end text:name="_Toc92183373"/></text:h>
      <text:p text:style-name="Normal">The biggest challenge in the grid file registration is to identify grid parameters in such way that they can be used in queries. The point is that all grid file formats identify parameters differently and that’s why they need to be mapped parameters (= FMI-parameters) that are used in the SmartMet Server. There is a separate document (“grid-files.pdf”) that defines in details how this mapping is done and how it should be configured.</text:p>
      <text:p text:style-name="Normal"/>
      <text:p text:style-name="Normal">The grid-files library is a component that<text:s/>is responsible for identification of the grid parameters.<text:s/>We have to initialize this library before we can use it<text:s/>in the “<text:span text:style-name="T60">filesys2smartmet</text:span>” application. This means in practice that we have to define the name of the main configuration file for this library.</text:p>
      <text:p text:style-name="Normal"/>
      <text:p text:style-name="P61"/>
      <text:p text:style-name="Style1"><text:s text:c="2"/><text:tab/><text:span text:style-name="T62">smartmet.library.grid-files.configFile</text:span><text:s/>= "$(SMARTMET_CONF)/smartmet-library-grid-files/grid-files.conf<text:s/>"</text:p>
      <text:p text:style-name="Style1"><text:s/></text:p>
      <text:p text:style-name="Normal"/>
      <text:p text:style-name="Normal">If the “<text:span text:style-name="T63">filesys2smartmet</text:span>”<text:s/>application<text:s/>does not manage to identify all grid parameters then the reason is most likely<text:s/>found from<text:s/>the<text:s/>configuration information of this library. More information about the mapping definitions can be found from the “grid-files.pdf” document.<text:s/></text:p>
      <text:h text:style-name="Heading3" text:outline-level="3"><text:bookmark-start text:name="_Toc92183374"/>Content Source<text:s/>parameters<text:bookmark-end text:name="_Toc92183374"/></text:h>
      <text:p text:style-name="Normal">In this case the Content Source is the<text:s/>file system.<text:s/>The Content Source can be configured like this:</text:p>
      <text:p text:style-name="Normal"/>
      <text:p text:style-name="P64"/>
      <text:p text:style-name="Style1"><text:s text:c="2"/><text:tab/><text:span text:style-name="T65">content-source</text:span><text:s/>:<text:s/></text:p>
      <text:p text:style-name="Style1"><text:s text:c="2"/><text:tab/>{<text:s/></text:p>
      <text:p text:style-name="Style1"><text:s text:c="4"/><text:tab/><text:span text:style-name="T66">source-id</text:span><text:s/>= 200</text:p>
      <text:p text:style-name="P67"><text:s text:c="4"/></text:p>
      <text:p text:style-name="Style1"><text:s text:c="4"/><text:tab/><text:span text:style-name="T68">producerDefFile<text:s/></text:span>= "%(DIR)/producerDef.csv"</text:p>
      <text:p text:style-name="Style1"><text:s text:c="2"/></text:p>
      <text:p text:style-name="Style1"><text:s text:c="4"/><text:tab/><text:span text:style-name="T69">directories</text:span><text:s/>=<text:s/></text:p>
      <text:p text:style-name="Style1"><text:s text:c="4"/><text:tab/>[</text:p>
      <text:p text:style-name="Style1"><text:s text:c="6"/><text:tab/><text:tab/>"/smartmet/data/ecmwf/skandinavia/pinta/querydata",</text:p>
      <text:p text:style-name="Style1"><text:s text:c="6"/><text:tab/><text:tab/>"/smartmet/data/smartmet/grid"</text:p>
      <text:p text:style-name="Style1"><text:s text:c="4"/><text:tab/>]</text:p>
      <text:p text:style-name="P70"/>
      <text:p text:style-name="Style1"><text:s text:c="4"/><text:tab/><text:span text:style-name="T71">patterns</text:span><text:s/>=<text:s/></text:p>
      <text:p text:style-name="Style1"><text:s text:c="4"/><text:tab/>[</text:p>
      <text:p text:style-name="Style1"><text:s text:c="6"/><text:tab/><text:tab/>"*.grib",</text:p>
      <text:p text:style-name="Style1"><text:s text:c="6"/><text:tab/><text:tab/>"*.grib1",</text:p>
      <text:p text:style-name="Style1"><text:s text:c="6"/><text:tab/><text:tab/>"*.grib2",</text:p>
      <text:p text:style-name="Style1"><text:s text:c="6"/><text:tab/><text:tab/>"*.nc",</text:p>
      <text:p text:style-name="Style1"><text:s text:c="6"/><text:tab/><text:tab/>"*.sqd" <text:s text:c="5"/></text:p>
      <text:p text:style-name="Style1"><text:s text:c="4"/><text:tab/>]</text:p>
      <text:p text:style-name="P72"><text:s text:c="8"/></text:p>
      <text:p text:style-name="Style1"><text:s text:c="4"/><text:tab/><text:span text:style-name="T73">filenameFixer</text:span><text:s/>:<text:s/></text:p>
      <text:p text:style-name="Style1"><text:s text:c="4"/><text:tab/>{</text:p>
      <text:p text:style-name="Style1"><text:s text:c="6"/><text:tab/><text:tab/><text:span text:style-name="T74">luaFilename</text:span><text:s/>= "%(DIR)/filenameFixer.lua"</text:p>
      <text:p text:style-name="Style1"><text:s text:c="6"/><text:tab/><text:tab/><text:span text:style-name="T75">luaFunction</text:span><text:s/>= "fixFilename"</text:p>
      <text:p text:style-name="Style1"><text:s text:c="4"/><text:tab/>} <text:s text:c="2"/></text:p>
      <text:p text:style-name="Style1"><text:s text:c="2"/><text:tab/>}</text:p>
      <text:p text:style-name="Style1"><text:s text:c="2"/></text:p>
      <text:p text:style-name="Normal"/>
      <text:soft-page-break/>
      <text:p text:style-name="Normal">The “<text:span text:style-name="T76">source-id</text:span>” parameter is<text:s/>a random number that<text:s/>is used in the Content Storage for identifying the source of the different data.<text:s/>The point is that the content information can come from multiple sources and<text:s/>we should be able to mark this data in such<text:s/>way<text:s/>that we can easily separate it from the other data. For example, we can easily remove data<text:s/>coming from source X.</text:p>
      <text:p text:style-name="Normal"/>
      <text:p text:style-name="Normal">The “<text:span text:style-name="T77">producer</text:span><text:span text:style-name="T78">Def</text:span><text:span text:style-name="T79">File</text:span>” parameter is used for defining<text:s/>a file that contains<text:s/>producer definitions. The idea is that<text:s/>a<text:s/>grid file name contains<text:s/>just an<text:s/>abbreviation<text:s/>of the produce’s name and the rest of the producer’s information can be found from this file.<text:s/>The current producer file might look like this:</text:p>
      <text:p text:style-name="Normal"/>
      <text:p text:style-name="P80"/>
      <text:p text:style-name="Style1"><text:tab/>ECG;ECG;ECMWF;<text:s/>European Centre for Medium-Range Weather Forecasts</text:p>
      <text:p text:style-name="Style1"><text:tab/>PAL;PAL_SCANDINAVIA; PAL-Scandinavia;<text:s/>PAL-Scandinavia Ground Level forecasts</text:p>
      <text:p text:style-name="P81"/>
      <text:p text:style-name="P82"/>
      <text:p text:style-name="Normal"/>
      <text:p text:style-name="Normal">The producer file contains four fields (separated by ‘;’).<text:s/>The first field<text:s/>is the abbreviation used in the grid file names. The second field is the name that is used in query. The third field is an “official name” that can be used in documents. The fourth field is a general description of the current producer.</text:p>
      <text:p text:style-name="Normal"><text:s/></text:p>
      <text:p text:style-name="Normal">The “<text:span text:style-name="T83">directories</text:span>” parameter contains a list of directories where the grid files are searched. The search is done also in all subdirectories of the given directories.</text:p>
      <text:p text:style-name="Normal"/>
      <text:p text:style-name="Normal">The “<text:span text:style-name="T84">patterns</text:span>” parameter contains a list of file search patterns that are used<text:s/>during the file search. These patterns are simple “wildcard” patterns.</text:p>
      <text:p text:style-name="Normal"/>
      <text:p text:style-name="Normal">As was mentioned earlier, all grid files should follow a certain naming<text:s/>format.<text:s/>However, if this is not possible then we can use a LUA function in order to convert the original file name into the required format. The point is that we do not change the original file name. We just need a file name that we can use in order to find a valid producer and generation information.<text:s/></text:p>
      <text:p text:style-name="Normal"/>
      <text:p text:style-name="Normal">The “<text:span text:style-name="T85">filenameFixer</text:span>” parameter is used for defining a LUA file and a LUA function that is used for fixing filenames.<text:s/>The LUA file might look like this.</text:p>
      <text:p text:style-name="Normal"/>
      <text:p text:style-name="P86"/>
      <text:p text:style-name="Style1"><text:tab/><text:span text:style-name="T87">function</text:span><text:s/><text:span text:style-name="T88">fixFilename</text:span>(numOfParams,params)</text:p>
      <text:p text:style-name="Style1"><text:s/></text:p>
      <text:p text:style-name="Style1"><text:s/><text:tab/><text:tab/>local<text:s/>f = params[1]; <text:s/>/*<text:s/>original<text:s/>filename<text:s/>*/</text:p>
      <text:p text:style-name="Style1"><text:s text:c="2"/><text:tab/><text:tab/>local<text:s/>p = params[2]; <text:s/>/*<text:s/>path<text:s/>*/</text:p>
      <text:p text:style-name="Style1"><text:s text:c="3"/></text:p>
      <text:p text:style-name="Style1"><text:tab/><text:tab/>/* If the filename contains<text:s/>the<text:s/>“ecmwf_world_ground.grib” string, then the producer is ECG and generation timestamp</text:p>
      <text:p text:style-name="Style1"><text:s text:c="16"/>can be picked from the filename (for example, <text:s/>“202109120000_ecmwf_world_ground.grib”) */</text:p>
      <text:p text:style-name="Style1"/>
      <text:p text:style-name="Style1"><text:s text:c="2"/><text:tab/><text:tab/><text:span text:style-name="T89">if</text:span><text:s/>(string.find(f,"ecmwf_world_ground.grib") ~= nil)<text:s/><text:span text:style-name="T90">then</text:span></text:p>
      <text:p text:style-name="Style1"><text:s text:c="4"/><text:tab/><text:tab/>local<text:s/>new_name<text:s/>= "ECG_"..string.sub(f,1,8).."T"..string.sub(f,9,12).."00_.grib";</text:p>
      <text:p text:style-name="Style1"><text:s text:c="4"/><text:tab/><text:tab/><text:span text:style-name="T91">return</text:span><text:s/>new_name; <text:s/></text:p>
      <text:p text:style-name="Style1"><text:s text:c="2"/><text:tab/><text:tab/><text:span text:style-name="T92">end<text:s/></text:span></text:p>
      <text:p text:style-name="Style1"><text:s/></text:p>
      <text:p text:style-name="Style1"><text:s text:c="2"/><text:tab/><text:tab/><text:span text:style-name="T93">return</text:span><text:s/>f;<text:s text:c="3"/>/* Returning the original name */<text:s text:c="2"/></text:p>
      <text:p text:style-name="Style1"/>
      <text:p text:style-name="Style1"><text:tab/><text:span text:style-name="T94">end</text:span></text:p>
      <text:p text:style-name="Style1"/>
      <text:p text:style-name="Style1"/>
      <text:p text:style-name="Style1"><text:s text:c="4"/>/* This function<text:s/>should be in all LUA files. It is used for registering functions that can be called */</text:p>
      <text:p text:style-name="Style1"/>
      <text:p text:style-name="Style1"><text:tab/><text:span text:style-name="T95">function</text:span><text:s/>getFunctionNames(type)</text:p>
      <text:p text:style-name="Style1"/>
      <text:p text:style-name="Style1"><text:s text:c="2"/><text:tab/><text:tab/><text:span text:style-name="T96">local</text:span><text:s/>functionNames = '';</text:p>
      <text:p text:style-name="Style1"><text:s text:c="2"/><text:tab/><text:tab/><text:span text:style-name="T97">if</text:span><text:s/>(type == 6)<text:s/><text:span text:style-name="T98">then</text:span><text:s/></text:p>
      <text:p text:style-name="Style1"><text:s text:c="4"/><text:tab/><text:tab/>functionNames =<text:s/><text:span text:style-name="T99">'fixFilename'</text:span>;</text:p>
      <text:p text:style-name="Style1"><text:s text:c="2"/><text:tab/><text:tab/><text:span text:style-name="T100">end <text:s text:c="3"/></text:span></text:p>
      <text:p text:style-name="Style1"><text:s text:c="2"/><text:tab/><text:tab/><text:span text:style-name="T101">return</text:span><text:s/>functionNames;</text:p>
      <text:p text:style-name="Style1"/>
      <text:p text:style-name="Style1"><text:tab/><text:span text:style-name="T102">end</text:span></text:p>
      <text:p text:style-name="P103"/>
      <text:p text:style-name="Normal"/>
      <text:p text:style-name="Normal"/>
      <text:p text:style-name="Normal"/>
      <text:h text:style-name="Heading3" text:outline-level="3"><text:bookmark-start text:name="__RefHeading___Toc5148_2387153748"/><text:bookmark-start text:name="_Toc92183375"/>Co<text:bookmark-end text:name="__RefHeading___Toc5148_2387153748"/>ntent Storage<text:s/>parameters<text:bookmark-end text:name="_Toc92183375"/></text:h>
      <text:p text:style-name="Normal">The<text:s/>"<text:span text:style-name="T104">filesys</text:span><text:span text:style-name="T105">2smartmet</text:span>" application<text:s/>can connect to the Content Storage in different ways. When the Content Storage is<text:s/>a<text:s/>Redis database then the simplest way to<text:s/>use<text:s/>Redis<text:s/>is<text:s/>via<text:s/>its<text:s/>TCP connection.<text:s/>If the Content Storage is a CORBA-server then we just need to define its IOR (International Object Reference).<text:s/>The Content Storage can be also a HTTP-server, which means that we need to define its URL.</text:p>
      <text:p text:style-name="Normal"/>
      <text:p text:style-name="Normal">The configuration of the<text:s/>Content Storage connection<text:s/>is quite easy (especially if the current Content Storage is already up and running). First,<text:s/>we need to define the type of the<text:s/>Content Storage<text:s/>and after that we just fill the configuration parameters related to the current type.</text:p>
      <text:p text:style-name="Normal"/>
      <text:p text:style-name="Normal">For example, if we select the type to be "redis" then we just fill the rest of the "redis" related parameters and ignore parameters related to other types (corba, http, file).<text:s/></text:p>
      <text:p text:style-name="P106"/>
      <text:p text:style-name="P107"/>
      <text:p text:style-name="Style1"><text:s text:c="2"/><text:tab/><text:span text:style-name="T108">content-storage</text:span><text:s text:c="2"/>:<text:s/></text:p>
      <text:p text:style-name="Style1"><text:s text:c="2"/><text:tab/>{</text:p>
      <text:p text:style-name="Style1"><text:s text:c="4"/><text:tab/># Content storage type (redis/corba/http) <text:s text:c="3"/></text:p>
      <text:p text:style-name="Style1"><text:s text:c="4"/><text:tab/><text:span text:style-name="T109">type<text:s/></text:span>= "redis"</text:p>
      <text:p text:style-name="P110"/>
      <text:p text:style-name="Style1"><text:s text:c="4"/><text:tab/><text:span text:style-name="T111">redis</text:span><text:s/>:</text:p>
      <text:p text:style-name="Style1"><text:s text:c="4"/><text:tab/>{</text:p>
      <text:p text:style-name="Style1"><text:s text:c="6"/><text:tab/><text:tab/><text:span text:style-name="T112">address</text:span><text:s text:c="6"/>= "127.0.0.1"</text:p>
      <text:p text:style-name="Style1"><text:s text:c="6"/><text:tab/><text:tab/><text:span text:style-name="T113">port</text:span><text:s text:c="9"/><text:tab/>=<text:s/><text:s/>6379</text:p>
      <text:p text:style-name="Style1"><text:s text:c="6"/><text:tab/><text:tab/><text:span text:style-name="T114">tablePrefix</text:span><text:s text:c="2"/>= "a."</text:p>
      <text:p text:style-name="Style1"><text:s text:c="4"/><text:tab/>}</text:p>
      <text:p text:style-name="Style1"><text:s text:c="4"/></text:p>
      <text:p text:style-name="Style1"><text:s text:c="4"/><text:tab/></text:p>
      <text:p text:style-name="Style1"><text:tab/><text:tab/><text:span text:style-name="T115">corba</text:span><text:s/>:</text:p>
      <text:p text:style-name="Style1"><text:s text:c="4"/><text:tab/>{</text:p>
      <text:p text:style-name="Style1"><text:s text:c="6"/><text:tab/><text:tab/><text:span text:style-name="T116">ior <text:s text:c="9"/></text:span><text:tab/>= "$(CORBA_CONTENT_SERVER_IOR)"</text:p>
      <text:p text:style-name="Style1"><text:s text:c="4"/><text:tab/>}</text:p>
      <text:p text:style-name="Style1"/>
      <text:p text:style-name="Style1"><text:s text:c="4"/><text:tab/><text:span text:style-name="T117">http</text:span><text:s/>:</text:p>
      <text:p text:style-name="Style1"><text:s text:c="4"/><text:tab/>{</text:p>
      <text:p text:style-name="Style1"><text:s text:c="6"/><text:tab/><text:tab/><text:span text:style-name="T118">url</text:span><text:s text:c="10"/><text:tab/>= "$(HTTP_CONTENT_SERVER_URL)"</text:p>
      <text:p text:style-name="Style1"><text:s text:c="4"/><text:tab/>} <text:s text:c="3"/></text:p>
      <text:p text:style-name="Style1"><text:s text:c="2"/><text:tab/>}</text:p>
      <text:p text:style-name="P119"/>
      <text:p text:style-name="P120"/>
      <text:p text:style-name="Normal"><text:bookmark-start text:name="__RefHeading___Toc5154_2387153748"/></text:p>
      <text:p text:style-name="Normal">The same Radon database can be used by multiple SmartMet Server installations. The “<text:span text:style-name="T121">tablePrefix</text:span>” parameter is used in order to separate different installations. It is a kind of “namespace” definition that is added in the beginning of table names. For example, the SmartMet Sever uses table names like “producers”, “generations”, “files”, “content”, etc. Because the Radon database does not contain namespace definitions itself, we just add the “table prefix” on the front of these table names (=&gt;<text:s/>“a.producers”, “a.generations”, etc.).</text:p>
      <text:p text:style-name="Normal"/>
      <text:h text:style-name="Heading3" text:outline-level="3"><text:bookmark-start text:name="_Toc92183376"/>Logs<text:bookmark-end text:name="__RefHeading___Toc5154_2387153748"/><text:bookmark-end text:name="_Toc92183376"/></text:h>
      <text:p text:style-name="Normal">The<text:s/>“<text:span text:style-name="T122">filesys</text:span><text:span text:style-name="T123">2smartmet</text:span>” application has<text:s/>two different logs: 1) the processing log and 2) the debug log</text:p>
      <text:p text:style-name="Normal"/>
      <text:p text:style-name="Normal">The processing log is<text:s/>a formal log that shows starting times of different processing phases.<text:s/>The processing log can be enabled<text:s/>in the main configuration file.</text:p>
      <text:p text:style-name="Normal"/>
      <text:p text:style-name="P124"/>
      <text:p text:style-name="Style1"><text:tab/><text:span text:style-name="T125">processing-log</text:span><text:s/>:</text:p>
      <text:p text:style-name="Style1"><text:tab/>{</text:p>
      <text:p text:style-name="Style1"><text:s text:c="3"/><text:tab/><text:tab/><text:span text:style-name="T126">enabled</text:span><text:s text:c="6"/><text:tab/><text:tab/>=<text:s/><text:span text:style-name="T127">true</text:span></text:p>
      <text:p text:style-name="Style1"><text:s text:c="4"/><text:tab/><text:span text:style-name="T128">file</text:span><text:s text:c="3"/><text:tab/><text:tab/><text:tab/>= "/<text:span text:style-name="T129">tmp</text:span>/filesys2smartmet_processing.log"</text:p>
      <text:p text:style-name="Style1"><text:s text:c="4"/><text:tab/><text:span text:style-name="T130">maxSize <text:s text:c="4"/></text:span><text:tab/><text:tab/>= 100000000</text:p>
      <text:p text:style-name="Style1"><text:s/><text:tab/><text:tab/><text:span text:style-name="T131">truncateSize</text:span><text:s/><text:tab/>= 20000000</text:p>
      <text:p text:style-name="Style1"><text:tab/>}</text:p>
      <text:p text:style-name="P132"/>
      <text:p text:style-name="Textbody"/>
      <text:soft-page-break/>
      <text:p text:style-name="Normal">The "<text:span text:style-name="T133">maxSize</text:span>" parameter is the maximum size limit for the log file. After that it is automatically truncated, which means that<text:s/>the old data in the beginning of the file is automatically removed. The "<text:span text:style-name="T134">tru</text:span><text:span text:style-name="T135">n</text:span><text:span text:style-name="T136">cateSize</text:span>" is the preferred size of the log file after the truncate operation.</text:p>
      <text:p text:style-name="Normal"/>
      <text:p text:style-name="Normal">The debug log is used for debugging purposes. The debug log can contain whatever debug information that the developer has wanted to print into it (parameter values, code phase indicators, warnings, etc.). It is configured in the same way as the processing log.</text:p>
      <text:p text:style-name="Normal"/>
      <text:p text:style-name="P137"/>
      <text:p text:style-name="Style1"><text:tab/><text:span text:style-name="T138">debug-log</text:span><text:s/>:</text:p>
      <text:p text:style-name="Style1"><text:tab/>{</text:p>
      <text:p text:style-name="Style1"><text:s text:c="4"/><text:tab/><text:span text:style-name="T139">enabled<text:s/></text:span><text:s text:c="5"/><text:tab/><text:tab/>=<text:s/><text:span text:style-name="T140">false</text:span></text:p>
      <text:p text:style-name="Style1"><text:s text:c="4"/><text:tab/><text:span text:style-name="T141">file</text:span><text:s text:c="7"/><text:tab/><text:s/><text:tab/><text:tab/>= "/<text:span text:style-name="T142">tmp</text:span>/filesys2smartmet_debug.log"</text:p>
      <text:p text:style-name="Style1"><text:s text:c="4"/><text:tab/><text:span text:style-name="T143">maxSize</text:span><text:s text:c="5"/><text:tab/><text:tab/>= 100000000</text:p>
      <text:p text:style-name="Style1"><text:s text:c="4"/><text:tab/><text:span text:style-name="T144">truncateSize</text:span><text:s/><text:tab/>= 20000000</text:p>
      <text:p text:style-name="Style1"><text:tab/>}</text:p>
      <text:p text:style-name="P145"/>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Liberation Sans Narrow" svg:font-family="Liberation Sans Narrow"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weight-complex="bold" fo:font-size="18pt" style:font-size-asian="18pt" fo:hyphenate="false"/>
    </style:style>
    <style:style style:name="Heading2" style:display-name="Heading 2" style:family="paragraph" style:parent-style-name="Heading" style:next-style-name="Textbody" style:default-outline-level="2">
      <style:paragraph-properties fo:margin-top="0.1402in" fo:margin-bottom="0.1402in"/>
      <style:text-properties style:font-weight-complex="bold" fo:hyphenate="false"/>
    </style:style>
    <style:style style:name="Heading3" style:display-name="Heading 3" style:family="paragraph" style:parent-style-name="Heading" style:next-style-name="Textbody" style:default-outline-level="3">
      <style:paragraph-properties fo:margin-top="0.1in" fo:margin-bottom="0.1in"/>
      <style:text-properties style:font-weight-complex="bold" fo:font-size="12pt" style:font-size-asian="12pt" fo:hyphenate="false"/>
    </style:style>
    <style:style style:name="Heading4" style:display-name="Heading 4" style:family="paragraph" style:parent-style-name="Heading" style:default-outline-level="4">
      <style:text-properties fo:font-size="10.5pt" style:font-size-asian="10.5pt" fo:hyphenate="false"/>
    </style:style>
    <style:style style:name="Heading5" style:display-name="Heading 5" style:family="paragraph" style:parent-style-name="Heading" style:default-outline-level="5">
      <style:text-properties fo:hyphenate="false"/>
    </style:style>
    <style:style style:name="Heading6" style:display-name="Heading 6" style:family="paragraph" style:parent-style-name="Heading" style:default-outline-level="6">
      <style:text-properties fo:hyphenate="false"/>
    </style:style>
    <style:style style:name="Heading7" style:display-name="Heading 7" style:family="paragraph" style:parent-style-name="Heading" style:default-outline-level="7">
      <style:text-properties fo:hyphenate="false"/>
    </style:style>
    <style:style style:name="Heading8" style:display-name="Heading 8" style:family="paragraph" style:parent-style-name="Heading" style:default-outline-level="8">
      <style:text-properties fo:hyphenate="false"/>
    </style:style>
    <style:style style:name="Heading9" style:display-name="Heading 9" style:family="paragraph" style:parent-style-name="Heading" style:default-outline-level="9">
      <style:text-properties fo:hyphenate="false"/>
    </style:style>
    <style:style style:name="Normal" style:display-name="Normal" style:family="paragraph">
      <style:paragraph-properties fo:line-height="110%"/>
      <style:text-properties style:font-name="Liberation Sans" style:font-name-asian="Liberation Sans" style:font-name-complex="Liberation Sans" fo:font-size="10pt" style:font-size-asian="10pt" style:font-size-complex="10pt" fo:hyphenate="false"/>
    </style:style>
    <style:style style:name="DefaultParagraphFont" style:display-name="Default Paragraph Fon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Liberation Sans" style:font-name-asian="Liberation Sans" style:font-name-complex="Liberation Sans" fo:color="#000000"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Regular"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10%"/>
      <style:text-properties style:use-window-font-color="true" style:font-size-complex="10pt"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reformattedText" style:display-name="Preformatted Text" style:family="paragraph" style:parent-style-name="Standard">
      <style:paragraph-properties fo:background-color="#EEEEEE">
        <style:tab-stops>
          <style:tab-stop style:type="left" style:position="0.1in"/>
          <style:tab-stop style:type="left" style:position="0.4in"/>
          <style:tab-stop style:type="left" style:position="0.7in"/>
          <style:tab-stop style:type="left" style:position="1in"/>
          <style:tab-stop style:type="left" style:position="1.3in"/>
          <style:tab-stop style:type="left" style:position="1.6in"/>
          <style:tab-stop style:type="left" style:position="1.9in"/>
        </style:tab-stops>
      </style:paragraph-properties>
      <style:text-properties style:font-name="Liberation Mono" style:font-name-asian="Nimbus Mono L" style:font-name-complex="Liberation Mono" style:use-window-font-color="true" fo:font-size="10pt" style:font-size-asian="10pt" style:font-size-complex="10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font-weight="bold" style:font-weight-asian="bold" fo:color="#FFFFFF" fo:hyphenate="false"/>
    </style:style>
    <style:style style:name="Heading10" style:display-name="Heading 10" style:family="paragraph" style:parent-style-name="Heading">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font-weight="bold" style:font-weight-asian="bold" fo:hyphenate="false"/>
    </style:style>
    <style:style style:name="Contents2" style:display-name="Contents 2" style:family="paragraph" style:parent-style-name="Index">
      <style:text-properties fo:hyphenate="false"/>
    </style:style>
    <style:style style:name="Contents3" style:display-name="Contents 3" style:family="paragraph" style:parent-style-name="Index">
      <style:text-properties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text:number-lines="false"/>
      <style:text-properties fo:hyphenate="false"/>
    </style:style>
    <style:style style:name="Header" style:display-name="Header" style:family="paragraph" style:parent-style-name="Standard">
      <style:text-properties fo:hyphenate="false"/>
    </style:style>
    <style:style style:name="CommandLine" style:display-name="CommandLine" style:family="paragraph" style:parent-style-name="Standard">
      <style:paragraph-properties>
        <style:tab-stops>
          <style:tab-stop style:type="left" style:position="0.2in"/>
        </style:tab-stops>
      </style:paragraph-properties>
      <style:text-properties style:font-name="Liberation Sans Narrow" style:font-name-asian="Liberation Sans Narrow" style:font-name-complex="Liberation Sans Narrow" fo:font-weight="bold" style:font-weight-asian="bold" fo:color="#000066"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Style1" style:display-name="Style1" style:family="paragraph" style:parent-style-name="PreformattedText">
      <style:paragraph-properties>
        <style:tab-stops>
          <style:tab-stop style:type="left" style:position="0.1in"/>
          <style:tab-stop style:type="left" style:position="0.2958in"/>
          <style:tab-stop style:type="left" style:position="0.4923in"/>
          <style:tab-stop style:type="left" style:position="0.6895in"/>
          <style:tab-stop style:type="left" style:position="0.8861in"/>
          <style:tab-stop style:type="left" style:position="1.0833in"/>
          <style:tab-stop style:type="left" style:position="1.3in"/>
          <style:tab-stop style:type="left" style:position="1.477in"/>
          <style:tab-stop style:type="left" style:position="1.6736in"/>
          <style:tab-stop style:type="left" style:position="1.9in"/>
        </style:tab-stops>
      </style:paragraph-properties>
      <style:text-properties fo:font-size="9pt" style:font-size-asian="9pt" style:font-size-complex="9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9pt" fo:hyphenate="false"/>
    </style:style>
    <style:style style:name="StandardChar" style:display-name="Standard Char" style:family="text" style:parent-style-name="DefaultParagraphFont">
      <style:text-properties style:font-name="Liberation Sans" style:font-name-asian="Liberation Sans" style:font-name-complex="Liberation Sans" fo:color="#000000" fo:font-size="10.5pt" style:font-size-asian="10.5pt"/>
    </style:style>
    <style:style style:name="PreformattedTextChar" style:display-name="Preformatted Text Char" style:family="text" style:parent-style-name="StandardChar">
      <style:text-properties style:font-name="Liberation Mono" style:font-name-asian="Nimbus Mono L" style:font-name-complex="Liberation Mono" fo:color="#000000" fo:font-size="10pt" style:font-size-asian="10pt" style:font-size-complex="10pt" fo:background-color="#EEEEEE"/>
    </style:style>
    <style:style style:name="Style1Char" style:display-name="Style1 Char" style:family="text" style:parent-style-name="PreformattedTextChar">
      <style:text-properties style:font-name="Liberation Mono" style:font-name-asian="Nimbus Mono L" style:font-name-complex="Liberation Mono" fo:color="#000000" fo:font-size="9pt" style:font-size-asian="9pt" style:font-size-complex="9pt" fo:background-color="#EEEEEE"/>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style:font-size-complex="9pt"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style:font-size-complex="9pt"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style:font-size-complex="9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style:font-name-complex="Mangal"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Wingdings" style:font-name-asian="Nimbus Mono L" style:font-name-complex="Liberation Mono"/>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Nimbus Mono L" style:font-name-complex="Liberation Mono"/>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3" style:num-format="1" text:display-levels="3">
        <style:list-level-properties text:space-before="0.0833in" text:min-label-width="0.75in" text:list-level-position-and-space-mode="label-alignment">
          <style:list-level-label-alignment text:label-followed-by="listtab" fo:margin-left="0.8333in" fo:text-indent="-0.75in"/>
        </style:list-level-properties>
      </text:list-level-style-number>
      <text:list-level-style-number text:level="4" style:num-format="1" text:display-levels="4">
        <style:list-level-properties text:space-before="0.125in" text:min-label-width="1in" text:list-level-position-and-space-mode="label-alignment">
          <style:list-level-label-alignment text:label-followed-by="listtab" fo:margin-left="1.125in" fo:text-indent="-1in"/>
        </style:list-level-properties>
      </text:list-level-style-number>
      <text:list-level-style-number text:level="5" style:num-format="1" text:display-levels="5">
        <style:list-level-properties text:space-before="0.1666in" text:min-label-width="1in" text:list-level-position-and-space-mode="label-alignment">
          <style:list-level-label-alignment text:label-followed-by="listtab" fo:margin-left="1.1666in" fo:text-indent="-1in"/>
        </style:list-level-properties>
      </text:list-level-style-number>
      <text:list-level-style-number text:level="6" style:num-format="1" text:display-levels="6">
        <style:list-level-properties text:space-before="0.2083in" text:min-label-width="1.25in" text:list-level-position-and-space-mode="label-alignment">
          <style:list-level-label-alignment text:label-followed-by="listtab" fo:margin-left="1.4583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916in" text:min-label-width="1.75in" text:list-level-position-and-space-mode="label-alignment">
          <style:list-level-label-alignment text:label-followed-by="listtab" fo:margin-left="2.0416in" fo:text-indent="-1.75in"/>
        </style:list-level-properties>
      </text:list-level-style-number>
      <text:list-level-style-number text:level="9" style:num-format="1" text:display-levels="9">
        <style:list-level-properties text:space-before="0.3333in" text:min-label-width="2in" text:list-level-position-and-space-mode="label-alignment">
          <style:list-level-label-alignment text:label-followed-by="listtab" fo:margin-left="2.3333in" fo:text-indent="-2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1041in" text:min-label-width="0.25in" text:list-level-position-and-space-mode="label-alignment">
          <style:list-level-label-alignment text:label-followed-by="listtab" fo:margin-left="0.3541in" fo:text-indent="-0.25in"/>
        </style:list-level-properties>
        <style:text-properties style:font-name="Wingdings"/>
      </text:list-level-style-bullet>
      <text:list-level-style-bullet text:level="2" text:style-name="WW_CharLFO4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4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4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4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4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4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4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4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5">
      <text:list-level-style-bullet text:level="1" text:style-name="WW_CharLFO5LVL1" text:bullet-char="">
        <style:list-level-properties text:space-before="0.1041in" text:min-label-width="0.25in" text:list-level-position-and-space-mode="label-alignment">
          <style:list-level-label-alignment text:label-followed-by="listtab" fo:margin-left="0.3541in" fo:text-indent="-0.25in"/>
        </style:list-level-properties>
        <style:text-properties style:font-name="Wingdings"/>
      </text:list-level-style-bullet>
      <text:list-level-style-bullet text:level="2" text:style-name="WW_CharLFO5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5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5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5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5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5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5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5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12in" fo:margin-bottom="0.5in" fo:margin-right="0.785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44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kku Koskela</meta:initial-creator>
    <dc:creator>Markku Koskela</dc:creator>
    <meta:creation-date>2022-01-04T08:10:00Z</meta:creation-date>
    <dc:date>2022-01-04T08:11:00Z</dc:date>
    <meta:print-date>2022-01-04T08:10:00Z</meta:print-date>
    <meta:template xlink:href="Normal.dotm" xlink:type="simple"/>
    <meta:editing-cycles>2</meta:editing-cycles>
    <meta:editing-duration>PT120S</meta:editing-duration>
    <meta:document-statistic meta:page-count="7" meta:paragraph-count="24" meta:word-count="1854" meta:character-count="12403" meta:row-count="88" meta:non-whitespace-character-count="10573"/>
  </office:meta>
</office:document-meta>
</file>